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Populate.registerPrefixHandler( String prefix , RequestParameter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Populate.writeHandlerName( String handler , String 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cessPopulate.populate( HttpServletRequest request , HttpServletResponse response , ActionForm form , boolean requestHasPopulated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ExpressionUpdateNode.ExpressionUpdat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essPopulate.doTagHandler( String key , String expression , String [ ] values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pressionUpdateNod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Populate.handleStrutsProperties( Map strutsProperties , ActionForm for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